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0826in" fo:margin-left="-0.6021in" table:align="left"/>
    </style:style>
    <style:style style:name="Table1.A" style:family="table-column">
      <style:table-column-properties style:column-width="3.125in"/>
    </style:style>
    <style:style style:name="Table1.B" style:family="table-column">
      <style:table-column-properties style:column-width="2.2451in"/>
    </style:style>
    <style:style style:name="Table1.C" style:family="table-column">
      <style:table-column-properties style:column-width="2.7125in"/>
    </style:style>
    <style:style style:name="Table1.A1" style:family="table-cell">
      <style:table-cell-properties style:writing-mode="page"/>
    </style:style>
    <style:style style:name="P1" style:family="paragraph" style:parent-style-name="Standard" style:master-page-name="">
      <loext:graphic-properties draw:fill="none"/>
      <style:paragraph-properties fo:margin-left="-0.1181in" fo:margin-right="0.2362in" fo:text-align="justify" style:justify-single-word="false" fo:text-indent="-0.6299in" style:auto-text-indent="false" style:page-number="auto" fo:background-color="transparent">
        <style:tab-stops>
          <style:tab-stop style:position="0.1201in"/>
        </style:tab-stops>
      </style:paragraph-properties>
      <style:text-properties style:font-name="Calibri" fo:font-size="10pt" fo:font-style="normal" fo:font-weight="bold" officeooo:rsid="00308ee4" officeooo:paragraph-rsid="00308ee4" fo:background-color="#dddddd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style:font-name="Calibri" fo:font-style="normal" fo:font-weight="bold" officeooo:rsid="003b2528" officeooo:paragraph-rsid="003b2528" fo:background-color="#dddddd" style:font-style-asian="normal" style:font-weight-asian="bold" style:font-style-complex="normal" style:font-weight-complex="bold"/>
    </style:style>
    <style:style style:name="P3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style:font-name="Calibri" fo:font-size="10pt" fo:font-style="normal" fo:font-weight="bold" officeooo:rsid="00308ee4" officeooo:paragraph-rsid="00308ee4" fo:background-color="#ddddd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style:font-name="Calibri" fo:font-size="10pt" fo:font-style="normal" fo:font-weight="bold" officeooo:rsid="00328ad4" officeooo:paragraph-rsid="0033b645" fo:background-color="#ddddd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style:font-name="Calibri" fo:font-size="10pt" fo:font-style="normal" fo:font-weight="bold" officeooo:rsid="0032dc4e" officeooo:paragraph-rsid="0032dc4e" fo:background-color="#ddddd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style:font-name="Calibri" fo:font-size="10pt" fo:font-style="normal" fo:font-weight="bold" officeooo:rsid="0037cbeb" officeooo:paragraph-rsid="00384a02" fo:background-color="#ddddd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officeooo:paragraph-rsid="0032dc4e"/>
    </style:style>
    <style:style style:name="P8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officeooo:paragraph-rsid="0033b645"/>
    </style:style>
    <style:style style:name="P9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officeooo:paragraph-rsid="0037aea6"/>
    </style:style>
    <style:style style:name="P10" style:family="paragraph" style:parent-style-name="Standard">
      <loext:graphic-properties draw:fill="none"/>
      <style:paragraph-properties fo:margin-left="0in" fo:margin-right="0.2362in" fo:text-align="justify" style:justify-single-word="false" fo:text-indent="0in" style:auto-text-indent="false" fo:background-color="transparent">
        <style:tab-stops>
          <style:tab-stop style:position="0.1201in"/>
        </style:tab-stops>
      </style:paragraph-properties>
      <style:text-properties style:font-name="Calibri" fo:font-style="normal" fo:font-weight="bold" officeooo:rsid="003f41b4" officeooo:paragraph-rsid="003f41b4" fo:background-color="#dddddd" style:font-style-asian="normal" style:font-weight-asian="bold" style:font-style-complex="normal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Calibri" fo:font-size="10pt" officeooo:rsid="003f41b4" officeooo:paragraph-rsid="003f41b4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style:font-name="Calibri" fo:font-size="10pt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font-name="Calibri" fo:font-size="10pt" officeooo:rsid="00408e26" officeooo:paragraph-rsid="00408e26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style:font-name="Calibri" fo:font-size="10pt" officeooo:rsid="0041bdf4" officeooo:paragraph-rsid="0041bdf4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style:font-name="Calibri" fo:font-size="10pt" officeooo:rsid="00436596" officeooo:paragraph-rsid="00436596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0pt" fo:font-weight="bold" officeooo:rsid="003f41b4" officeooo:paragraph-rsid="003f41b4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font-name="Calibri" fo:font-size="10pt" fo:font-weight="bold" officeooo:rsid="00408e26" officeooo:paragraph-rsid="00408e26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Calibri" fo:font-size="10pt" fo:font-weight="bold" officeooo:rsid="0041bdf4" officeooo:paragraph-rsid="0041bdf4" style:font-size-asian="10pt" style:font-weight-asian="bold" style:font-size-complex="10pt" style:font-weight-complex="bold"/>
    </style:style>
    <style:style style:name="P19" style:family="paragraph" style:parent-style-name="Text_20_body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style:font-name="Calibri" fo:font-size="10pt" fo:font-style="normal" fo:font-weight="normal" officeooo:rsid="0034a1fa" officeooo:paragraph-rsid="00384a0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ext_20_body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style:font-name="Calibri" fo:font-size="10pt" fo:font-style="normal" fo:font-weight="bold" officeooo:rsid="0032dc4e" officeooo:paragraph-rsid="00384a02" fo:background-color="#ddddd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Text_20_body">
      <loext:graphic-properties draw:fill="none"/>
      <style:paragraph-properties fo:margin-left="0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officeooo:paragraph-rsid="00384a02"/>
    </style:style>
    <style:style style:name="P22" style:family="paragraph" style:parent-style-name="Text_20_body" style:list-style-name="L1">
      <style:paragraph-properties fo:margin-left="0in" fo:margin-right="0in" fo:text-indent="0in" style:auto-text-indent="false"/>
      <style:text-properties style:font-name="Calibri" fo:font-size="10pt" fo:font-style="normal" fo:font-weight="normal" officeooo:rsid="0034a1fa" officeooo:paragraph-rsid="00384a0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ext_20_body" style:list-style-name="L5">
      <style:paragraph-properties fo:margin-left="0in" fo:margin-right="0in" fo:text-indent="0in" style:auto-text-indent="false"/>
      <style:text-properties style:font-name="Calibri" fo:font-size="10pt" fo:font-style="normal" fo:font-weight="normal" officeooo:rsid="0034a1fa" officeooo:paragraph-rsid="00384a0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ext_20_body">
      <style:paragraph-properties fo:margin-left="0in" fo:margin-right="0in" fo:text-indent="0in" style:auto-text-indent="false"/>
      <style:text-properties style:font-name="Calibri" fo:font-size="10pt" fo:font-style="normal" fo:font-weight="normal" officeooo:rsid="0034a1fa" officeooo:paragraph-rsid="00384a0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ext_20_body" style:list-style-name="L4">
      <style:paragraph-properties fo:margin-left="0in" fo:margin-right="0in" fo:text-indent="0in" style:auto-text-indent="false"/>
      <style:text-properties officeooo:paragraph-rsid="00384a02"/>
    </style:style>
    <style:style style:name="P26" style:family="paragraph" style:parent-style-name="Text_20_body">
      <style:paragraph-properties fo:margin-left="0in" fo:margin-right="0in" fo:text-indent="0in" style:auto-text-indent="false"/>
      <style:text-properties officeooo:paragraph-rsid="00384a02"/>
    </style:style>
    <style:style style:name="P27" style:family="paragraph" style:parent-style-name="Text_20_body" style:list-style-name="L4">
      <style:paragraph-properties fo:margin-left="0in" fo:margin-right="0in" fo:margin-top="0in" fo:margin-bottom="0in" loext:contextual-spacing="false" fo:text-indent="0in" style:auto-text-indent="false"/>
      <style:text-properties style:font-name="Calibri" fo:font-size="10pt" fo:font-style="normal" fo:font-weight="normal" officeooo:rsid="0034a1fa" officeooo:paragraph-rsid="00384a0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 style:list-style-name="L5">
      <style:paragraph-properties fo:margin-left="0in" fo:margin-right="0in" fo:margin-top="0in" fo:margin-bottom="0in" loext:contextual-spacing="false" fo:text-indent="0in" style:auto-text-indent="false"/>
      <style:text-properties style:font-name="Calibri" fo:font-size="10pt" fo:font-style="normal" fo:font-weight="normal" officeooo:rsid="0034a1fa" officeooo:paragraph-rsid="00384a0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Calibri" fo:font-size="10pt" fo:font-style="normal" fo:font-weight="normal" officeooo:rsid="0034a1fa" officeooo:paragraph-rsid="00384a0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86529" style:font-weight-asian="bold" style:font-weight-complex="bold"/>
    </style:style>
    <style:style style:name="T3" style:family="text">
      <style:text-properties fo:font-weight="bold" officeooo:rsid="00392810" style:font-weight-asian="bold" style:font-weight-complex="bold"/>
    </style:style>
    <style:style style:name="T4" style:family="text">
      <style:text-properties fo:font-weight="bold" officeooo:rsid="00392810" fo:background-color="#ff8000" loext:char-shading-value="0" style:font-weight-asian="bold" style:font-weight-complex="bold"/>
    </style:style>
    <style:style style:name="T5" style:family="text">
      <style:text-properties fo:font-weight="normal" officeooo:rsid="0034a1fa" style:font-weight-asian="normal" style:font-weight-complex="normal"/>
    </style:style>
    <style:style style:name="T6" style:family="text">
      <style:text-properties fo:font-weight="normal" officeooo:rsid="0032dc4e" fo:background-color="transparent" loext:char-shading-value="0" style:font-weight-asian="normal" style:font-weight-complex="normal"/>
    </style:style>
    <style:style style:name="T7" style:family="text">
      <style:text-properties fo:font-weight="normal" officeooo:rsid="0033b645" fo:background-color="transparent" loext:char-shading-value="0" style:font-weight-asian="normal" style:font-weight-complex="normal"/>
    </style:style>
    <style:style style:name="T8" style:family="text">
      <style:text-properties fo:font-weight="normal" officeooo:rsid="0034a1fa" fo:background-color="transparent" loext:char-shading-value="0" style:font-weight-asian="normal" style:font-weight-complex="normal"/>
    </style:style>
    <style:style style:name="T9" style:family="text">
      <style:text-properties fo:font-weight="normal" officeooo:rsid="003524a5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36b959" fo:background-color="transparent" loext:char-shading-value="0" style:font-weight-asian="normal" style:font-weight-complex="normal"/>
    </style:style>
    <style:style style:name="T11" style:family="text">
      <style:text-properties style:font-name="Calibri" fo:font-size="10pt" fo:font-style="normal" fo:font-weight="bold" officeooo:rsid="0032dc4e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style:font-name="Calibri" fo:font-size="10pt" fo:font-style="normal" fo:font-weight="bold" officeooo:rsid="00328ad4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style:font-name="Calibri" fo:font-size="10pt" fo:font-style="normal" fo:font-weight="bold" officeooo:rsid="0034a1fa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style:font-name="Calibri" fo:font-size="10pt" fo:font-style="normal" fo:font-weight="bold" officeooo:rsid="003524a5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font-name="Calibri" fo:font-size="10pt" fo:font-style="normal" fo:font-weight="bold" officeooo:rsid="0037aea6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style:font-name="Calibri" fo:font-size="10pt" fo:font-style="normal" fo:font-weight="bold" officeooo:rsid="0036b959" fo:background-color="#eeeeee" loext:char-shading-value="0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style:font-name="Calibri" fo:font-size="10pt" fo:font-style="normal" fo:font-weight="bold" officeooo:rsid="003524a5" fo:background-color="#eeeeee" loext:char-shading-value="0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style:font-name="Calibri" fo:font-size="10pt" fo:font-style="normal" fo:font-weight="bold" officeooo:rsid="003524a5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9" style:family="text">
      <style:text-properties style:font-name="Calibri" fo:font-size="10pt" fo:font-style="normal" fo:font-weight="bold" officeooo:rsid="0036b959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style:font-name="Calibri" fo:font-size="10pt" fo:font-style="normal" fo:font-weight="bold" officeooo:rsid="0033b645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21" style:family="text">
      <style:text-properties style:font-name="Calibri" fo:font-size="10pt" fo:font-style="normal" fo:font-weight="bold" officeooo:rsid="0034a1fa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22" style:family="text">
      <style:text-properties style:font-name="Calibri" fo:font-size="10pt" fo:font-style="normal" fo:font-weight="bold" officeooo:rsid="00386529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23" style:family="text">
      <style:text-properties style:font-name="Calibri" fo:font-size="10pt" fo:font-style="normal" fo:font-weight="bold" officeooo:rsid="00392810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style:font-name="Calibri" fo:font-size="10pt" fo:font-style="normal" fo:font-weight="normal" officeooo:rsid="0032dc4e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font-name="Calibri" fo:font-size="10pt" fo:font-style="normal" fo:font-weight="normal" officeooo:rsid="0033b64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font-name="Calibri" fo:font-size="10pt" fo:font-style="normal" fo:font-weight="normal" officeooo:rsid="0034a1f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style:font-name="Calibri" fo:font-size="10pt" fo:font-style="normal" fo:font-weight="normal" officeooo:rsid="003524a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style:font-name="Calibri" fo:font-size="10pt" fo:font-style="normal" fo:font-weight="normal" officeooo:rsid="0036b959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style:font-name="Calibri" fo:font-size="10pt" fo:font-style="normal" fo:font-weight="normal" officeooo:rsid="0037aea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style:font-name="Calibri" fo:font-size="10pt" fo:font-style="normal" fo:font-weight="normal" officeooo:rsid="0039281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style:font-name="Calibri" fo:font-size="10pt" fo:font-style="normal" fo:font-weight="normal" officeooo:rsid="003ef799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style:font-name="Calibri" fo:font-size="10pt" fo:font-style="normal" officeooo:rsid="0034a1fa" fo:background-color="transparent" loext:char-shading-value="0" style:font-size-asian="10pt" style:font-style-asian="normal" style:font-size-complex="10pt" style:font-style-complex="normal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33b645" fo:background-color="transparent" loext:char-shading-value="0" style:font-style-asian="italic" style:font-style-complex="italic"/>
    </style:style>
    <style:style style:name="T35" style:family="text">
      <style:text-properties fo:font-style="italic" officeooo:rsid="0036b959" fo:background-color="transparent" loext:char-shading-value="0" style:font-style-asian="italic" style:font-style-complex="italic"/>
    </style:style>
    <style:style style:name="T36" style:family="text">
      <style:text-properties fo:font-style="italic" fo:font-weight="normal" officeooo:rsid="0033b645" fo:background-color="transparent" loext:char-shading-value="0" style:font-style-asian="italic" style:font-weight-asian="normal" style:font-style-complex="italic" style:font-weight-complex="normal"/>
    </style:style>
    <style:style style:name="T37" style:family="text">
      <style:text-properties officeooo:rsid="0034a1fa" fo:background-color="transparent" loext:char-shading-value="0"/>
    </style:style>
    <style:style style:name="T38" style:family="text">
      <style:text-properties officeooo:rsid="0033b645" fo:background-color="transparent" loext:char-shading-value="0"/>
    </style:style>
    <style:style style:name="T39" style:family="text">
      <style:text-properties officeooo:rsid="003d606f" fo:background-color="transparent" loext:char-shading-value="0"/>
    </style:style>
    <style:style style:name="T40" style:family="text">
      <style:text-properties officeooo:rsid="0032dc4e"/>
    </style:style>
    <style:style style:name="T41" style:family="text">
      <style:text-properties fo:background-color="#dddddd" loext:char-shading-value="0"/>
    </style:style>
    <style:style style:name="T42" style:family="text">
      <style:text-properties officeooo:rsid="0033b645"/>
    </style:style>
    <style:style style:name="T43" style:family="text">
      <style:text-properties officeooo:rsid="0034a1fa"/>
    </style:style>
    <style:style style:name="T44" style:family="text">
      <style:text-properties officeooo:rsid="0034a1fa" fo:background-color="#eeeeee" loext:char-shading-value="0"/>
    </style:style>
    <style:style style:name="T45" style:family="text">
      <style:text-properties fo:background-color="#eeeeee" loext:char-shading-value="0"/>
    </style:style>
    <style:style style:name="T46" style:family="text">
      <style:text-properties officeooo:rsid="0036b959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officeooo:rsid="00386529"/>
    </style:style>
    <style:style style:name="T49" style:family="text">
      <style:text-properties officeooo:rsid="00392810"/>
    </style:style>
    <style:style style:name="T50" style:family="text">
      <style:text-properties officeooo:rsid="00428be9"/>
    </style:style>
    <style:style style:name="T51" style:family="text">
      <style:text-properties officeooo:rsid="00436596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PG: <text:span text:style-name="T42">GNU Privacy Guard // </text:span><text:span text:style-name="T46">PGP – Pretty Good Privacy</text:span></text:p>
      <text:p text:style-name="P6">RUBEN APUNTES</text:p>
      <text:p text:style-name="P20">PGP --&gt; Pretty Good Privacity (Software de xifrat de privacitat / seguretat).</text:p>
      <text:p text:style-name="P21"><text:span text:style-name="T21">GNU </text:span><text:span text:style-name="T26">--&gt; Va crear GPG (Software lliure).</text:span></text:p>
      <text:p text:style-name="P21"><text:span text:style-name="Strong_20_Emphasis"><text:span text:style-name="T26">Els següents individus (Alice i Bob), és volen communicar de manera segura, com ho fan?</text:span></text:span></text:p>
      <text:p text:style-name="P21"><text:span text:style-name="T26">Mitjançant </text:span><text:span text:style-name="Emphasis"><text:span text:style-name="T21">criptografía simètrica</text:span></text:span><text:span text:style-name="T21"> (secret compartit).</text:span></text:p>
      <text:list xml:id="list3576273573" text:style-name="L1">
        <text:list-item>
          <text:p text:style-name="P22"><text:span text:style-name="T1">Info:</text:span> La velocitat de <text:span text:style-name="T33">transformació </text:span><text:span text:style-name="T1">és + ràpida </text:span>que la <text:span text:style-name="T1">'asmètrica'</text:span>, el cost computacional és - <text:span text:style-name="T1">petit</text:span> i les claus són + <text:span text:style-name="T1">petites</text:span>.</text:p>
        </text:list-item>
        <text:list-item>
          <text:p text:style-name="P22">El receptor com sap el <text:span text:style-name="T1">'secret'</text:span> pot rebre, l'inconvenient, és que el <text:span text:style-name="T1">'secret' és comparti</text:span>, llavors apareix...</text:p>
        </text:list-item>
      </text:list>
      <text:p text:style-name="P26"><text:span text:style-name="Emphasis"><text:span text:style-name="T21">Criptografía asimètrica</text:span></text:span><text:span text:style-name="T26"> (Cada usuari té una </text:span><text:span text:style-name="T21">clau privada </text:span><text:span text:style-name="T26">i una </text:span><text:span text:style-name="T21">clau pública</text:span><text:span text:style-name="T26">).</text:span></text:p>
      <text:list xml:id="list2262259921" text:style-name="L4">
        <text:list-item>
          <text:p text:style-name="P27"><text:span text:style-name="T1">Info:</text:span> La velocitat de <text:span text:style-name="T33">transformació</text:span> és <text:span text:style-name="T1">+</text:span> <text:span text:style-name="T1">lenta</text:span>, el cost computacional és <text:span text:style-name="T1">+ gran </text:span>i les claus són <text:span text:style-name="T1">+ grans</text:span>. </text:p>
        </text:list-item>
        <text:list-item>
          <text:p text:style-name="P25"><text:span text:style-name="T26">Inconvenient: No té rendiment per poder processar en fluxe contínu el </text:span><text:span text:style-name="T21">tràfic </text:span><text:span text:style-name="Emphasis"><text:span text:style-name="T21">'in-motion'</text:span></text:span><text:span text:style-name="T26">. </text:span></text:p>
        </text:list-item>
      </text:list>
      <text:p text:style-name="P26"><text:span text:style-name="T26">Encara això, </text:span><text:span text:style-name="Strong_20_Emphasis"><text:span text:style-name="T21">LES DOS CLAUS SÓN IGUAL DE SEGURES, S'UTILITZEN PER PROPÒSITS DIFERENTS</text:span></text:span><text:span text:style-name="T21">.</text:span></text:p>
      <text:p text:style-name="P26"><text:span text:style-name="T26">L'objectiu de la </text:span><text:span text:style-name="T21">clau privada </text:span><text:span text:style-name="T26">és que </text:span><text:span text:style-name="Strong_20_Emphasis"><text:span text:style-name="T21">NOMÉS</text:span></text:span><text:span text:style-name="T21"> </text:span><text:span text:style-name="T26">la pot tenir </text:span><text:span text:style-name="Strong_20_Emphasis"><text:span text:style-name="T21">EL PROPIETARI</text:span></text:span><text:span text:style-name="T26">.</text:span></text:p>
      <text:p text:style-name="P26"><text:span text:style-name="T26">L'objectiu de la clau pública és </text:span><text:span text:style-name="Strong_20_Emphasis"><text:span text:style-name="T21">PROPAGARLA</text:span></text:span><text:span text:style-name="T26">, quan més persones la coneguin, millor.</text:span></text:p>
      <text:p text:style-name="P24">Les dues claus formen un <text:span text:style-name="T1">'joc' conjunt</text:span>, el que una <text:span text:style-name="T1">fà</text:span>, l'altra ho <text:span text:style-name="T1">desfà</text:span>.</text:p>
      <text:p text:style-name="P26"><text:span text:style-name="Strong_20_Emphasis"><text:span text:style-name="T21">Com pot fer l'Alice per enviar-li un missatge secret a Bob fent servir 'criptografía asimètrica'?</text:span></text:span></text:p>
      <text:p text:style-name="P26"><text:span text:style-name="T26">L'Alice enviarà el </text:span><text:span text:style-name="Strong_20_Emphasis"><text:span text:style-name="T21">missatge </text:span></text:span><text:span text:style-name="Strong_20_Emphasis"><text:span text:style-name="T26">+ </text:span></text:span><text:span text:style-name="Strong_20_Emphasis"><text:span text:style-name="T22">xifra amb la </text:span></text:span><text:span text:style-name="Strong_20_Emphasis"><text:span text:style-name="T21">clau pública</text:span></text:span><text:span text:style-name="T21"> </text:span><text:span text:style-name="T26">d'en Bob, i aquest ho rebrà amb la seva pròpia </text:span><text:span text:style-name="T21">clau privada </text:span><text:span text:style-name="T26">(aquesta només la te ell perquè és la SEVA clau privada)</text:span></text:p>
      <text:p text:style-name="P26"><text:span text:style-name="Emphasis"><text:span text:style-name="T21">Xifrar / desxifrar</text:span></text:span></text:p>
      <text:p text:style-name="P26"><text:span text:style-name="T26">Quan en Bob </text:span><text:span text:style-name="T22">Desxi</text:span><text:span text:style-name="Strong_20_Emphasis"><text:span text:style-name="T21">fri </text:span></text:span><text:span text:style-name="Strong_20_Emphasis"><text:span text:style-name="T26">+ possi la seva </text:span></text:span><text:span text:style-name="Strong_20_Emphasis"><text:span text:style-name="T21">clau privada</text:span></text:span><text:span text:style-name="T21"> </text:span><text:span text:style-name="T26">llavors obtindrà el missatge original.</text:span></text:p>
      <text:p text:style-name="P26"><text:span text:style-name="Emphasis"><text:span text:style-name="T21">Signar:</text:span></text:span></text:p>
      <text:list xml:id="list4182324684" text:style-name="L5">
        <text:list-item>
          <text:p text:style-name="P28"><text:span text:style-name="T1">Autoría </text:span>--&gt; Comprovar que <text:span text:style-name="T1">l'autor</text:span> del document en qüestió és qui diu ser. </text:p>
        </text:list-item>
        <text:list-item>
          <text:p text:style-name="P28"><text:span text:style-name="T1">Integritat </text:span>--&gt; Comprovar que el document no ha sigut <text:span text:style-name="T1">modificat</text:span>. </text:p>
        </text:list-item>
        <text:list-item>
          <text:p text:style-name="P23"><text:span text:style-name="T1">No repudi</text:span> --&gt; No pots dir que <text:span text:style-name="T1">no </text:span>has sigut tú. </text:p>
        </text:list-item>
      </text:list>
      <text:p text:style-name="P26"><text:span text:style-name="Strong_20_Emphasis"><text:span text:style-name="T26">GPGs --&gt; </text:span></text:span><text:span text:style-name="Strong_20_Emphasis"><text:span text:style-name="T21">criptografía simètrica, criptografía asimètrica, xifrar / desxifrar, signar</text:span></text:span><text:span text:style-name="Strong_20_Emphasis"><text:span text:style-name="T26">.</text:span></text:span></text:p>
      <text:p text:style-name="P26"><text:span text:style-name="Strong_20_Emphasis"><text:span text:style-name="T21">Com fa l'Alice per enviarun document signat al Bob? </text:span></text:span><text:span text:style-name="Strong_20_Emphasis"><text:span text:style-name="T22">(Híbrid)</text:span></text:span></text:p>
      <text:p text:style-name="P24">Agafa el missatge, i a aquest li aplica una <text:span text:style-name="T1">transformació </text:span>amb la seva <text:span text:style-name="T1">clau privada </text:span>i ho envía (perquè vol demostrar que és seu). →<text:span text:style-name="T48"> </text:span><text:span text:style-name="T2">Hash de la Clave Privada Emisor Cifrada → <text:s/></text:span><text:span text:style-name="T3">Envía mensaje.</text:span></text:p>
      <text:p text:style-name="P24">El Bob agafa el <text:span text:style-name="T1">missatge signat </text:span><text:span text:style-name="T3">(CALCULA HASH)</text:span>, i li aplica la <text:span text:style-name="T1">clau pública </text:span><text:span text:style-name="T3">(DESCIFRA)</text:span><text:span text:style-name="T1"> </text:span>de <text:span text:style-name="T1">l'Alice </text:span>(quan fa això pot extreure el missatge original). →<text:span text:style-name="T49"> </text:span><text:span text:style-name="T3">Obtiene el resumen original → Compara HASH.</text:span></text:p>
      <text:p text:style-name="P26"><text:span text:style-name="Emphasis"><text:span text:style-name="T21">Criptografía híbrida</text:span></text:span><text:span text:style-name="T26"> --&gt; El client i el servidor fan servir </text:span><text:span text:style-name="Emphasis"><text:span text:style-name="T21">'asimètric' </text:span></text:span><text:span text:style-name="Emphasis"><text:span text:style-name="T23">per establir una comunicació</text:span></text:span><text:span text:style-name="T26"> </text:span><text:span text:style-name="T30">i </text:span><text:span text:style-name="T26">per acordar un </text:span><text:span text:style-name="Strong_20_Emphasis"><text:span text:style-name="T21">'secret'</text:span></text:span><text:span text:style-name="T21"> compartit</text:span><text:span text:style-name="T26">, llavors el </text:span><text:span text:style-name="Strong_20_Emphasis"><text:span text:style-name="T21">'tub'</text:span></text:span><text:span text:style-name="T26"> de </text:span><text:span text:style-name="T21">transmissió </text:span><text:span text:style-name="T26">de dades serà </text:span><text:span text:style-name="Emphasis"><text:span text:style-name="T21">'simètric'</text:span></text:span></text:p>
      <text:p text:style-name="P26"><text:span text:style-name="Emphasis"><text:span text:style-name="T21">Hash / Funció Resum</text:span></text:span><text:span text:style-name="T21"> </text:span><text:span text:style-name="T26">--&gt; </text:span><text:span text:style-name="T21">MD5, SHA2</text:span><text:span text:style-name="T26">. Donat un </text:span><text:span text:style-name="T21">contingut</text:span><text:span text:style-name="T26">, genera un </text:span><text:span text:style-name="T21">resum </text:span><text:span text:style-name="T26">(aquest, és únic, si canviem alguna cosa, el HASH serà totalment diferent) (256 o 512 bits --&gt; l'actual).</text:span></text:p>
      <text:p text:style-name="P24">La probilitat de <text:span text:style-name="T49">que</text:span> el HASH gen<text:span text:style-name="T49">e</text:span>rat sigui igual a un altre, és pràcticament imposible (99%).</text:p>
      <text:p text:style-name="P24">S'utlitza molt en les operacions de <text:span text:style-name="T1">signatura</text:span>.</text:p>
      <text:p text:style-name="P29">Donat un document (<text:span text:style-name="T1">missatge</text:span>), és genera el <text:span text:style-name="T1">HASH </text:span>del <text:span text:style-name="T1">missatge</text:span>, és <text:span text:style-name="T1">signa </text:span>amb la <text:span text:style-name="T1">clau privada </text:span>(és <text:span text:style-name="T1">transforma</text:span>) i <text:span text:style-name="T1">s'envía</text:span>. De manera que, l'Alice i en Bob, en lloc de <text:span text:style-name="T1">signar el missatge</text:span>, el missatge s'envía tal qual i és <text:span text:style-name="T1">signa el HASH</text:span>.</text:p>
      <text:p text:style-name="P29">El <text:span text:style-name="T1">destinatari </text:span>rep el <text:span text:style-name="T1">missatge </text:span>i del <text:span text:style-name="T1">missatge </text:span>que rep, <text:span text:style-name="T1">calcula el HASH</text:span>. (Quan aplica la <text:span text:style-name="T1">clau pública </text:span>d'Alice sobre el missatge, obté el <text:span text:style-name="T1">HASH</text:span>, ademés és <text:span text:style-name="T1">demostra </text:span>que <text:span text:style-name="T1">és de l'Alice </text:span>si el <text:span text:style-name="T1">HASH </text:span>és el <text:span text:style-name="T1">mateix </text:span>que ha enviat <text:span text:style-name="T1">l'Alice)</text:span>.</text:p>
      <text:p text:style-name="P24"><text:span text:style-name="T1">PKI </text:span>--&gt; <text:span text:style-name="T1">Publick Key Infrastructure (model de seguretat)</text:span>.</text:p>
      <text:p text:style-name="P24"><text:soft-page-break/>GPG funciona en el model 'Web Of Trust' (Xarxa de confiança).</text:p>
      <text:p text:style-name="P19"><text:span text:style-name="T1">Web Of Trust </text:span>--&gt; Cada usuari ha de decidir en qui confía. <text:span text:style-name="T4">AARON</text:span></text:p>
      <text:p text:style-name="P3"><text:span text:style-name="T40">Cripto </text:span>Clave Simétrica: <text:span text:style-name="T6">Más rapido, </text:span><text:span text:style-name="T10">barato, </text:span><text:span text:style-name="T35">compartido</text:span><text:span text:style-name="T6"> – </text:span><text:span text:style-name="T7">Symmetric cipher – Misma clave para encriptar y desencriptar – Clave compartida (Problema secreto). Buenos flujos contínuos para envío (TCP). DES, 3DES, Aes..</text:span></text:p>
      <text:p text:style-name="P8"><text:span text:style-name="T11">Cripto </text:span><text:span text:style-name="T12">Clave Asimétrica: </text:span><text:span text:style-name="T24">M</text:span><text:span text:style-name="T25">ayor coste </text:span><text:span text:style-name="T28">(Lento)</text:span><text:span text:style-name="T24"> – </text:span><text:span text:style-name="T25">Public Key cipher – </text:span><text:span text:style-name="T20">C Priv / C Pub</text:span><text:span text:style-name="T25"> – Privada </text:span><text:span text:style-name="T20">secreto</text:span><text:span text:style-name="T25"> / Pública </text:span><text:span text:style-name="T20">spread</text:span><text:span text:style-name="T25">. Para </text:span><text:span text:style-name="T20">CIFRAR</text:span><text:span text:style-name="T25"> con la </text:span><text:span text:style-name="T20">C Púb</text:span><text:span text:style-name="T25"> del </text:span><text:span text:style-name="T20">Recep</text:span><text:span text:style-name="T25">. Para </text:span><text:span text:style-name="T20">DESCIF</text:span><text:span text:style-name="T25"> con la </text:span><text:span text:style-name="T20">C Priv </text:span><text:span text:style-name="T25">suya (</text:span><text:span text:style-name="T20">dest</text:span><text:span text:style-name="T25">). Para </text:span><text:span text:style-name="T20">FIRMAR</text:span><text:span text:style-name="T25"> → </text:span><text:span text:style-name="T20">C Priv</text:span><text:span text:style-name="T25"> </text:span><text:span text:style-name="T20">Emisor</text:span><text:span text:style-name="T25"> y </text:span><text:span text:style-name="T20">RECEP</text:span><text:span text:style-name="T25"> verifica la </text:span><text:span text:style-name="T20">FIRMA</text:span><text:span text:style-name="T25"> con la </text:span><text:span text:style-name="T20">C Pub</text:span><text:span text:style-name="T25"> del </text:span><text:span text:style-name="T20">Emisor</text:span><text:span text:style-name="T25">. RSA, DSA, Elgamal… </text:span><text:span text:style-name="T31">No tiene flujo contínuo...</text:span></text:p>
      <text:p text:style-name="P4"><text:span text:style-name="T40">Cripto </text:span>Clave Híbrida: <text:span text:style-name="T34">Simétrica y asimétrica</text:span><text:span text:style-name="T7">. </text:span><text:span text:style-name="T36">Establece comunicación</text:span><text:span text:style-name="T7"> (</text:span><text:span text:style-name="T38">ASIMÉTRICA</text:span><text:span text:style-name="T7">) – Envío de datos (</text:span><text:span text:style-name="T34">SIMÉTRICA</text:span><text:span text:style-name="T7">) → SECRETO COMPARTIDO (COMUNICACIÓN CIFRADA SIMÉTRICA) →</text:span><text:span text:style-name="T8"> </text:span><text:span text:style-name="T37">Dialogo / </text:span><text:span text:style-name="T39">flujo </text:span><text:span text:style-name="T37">contínuo TCP</text:span><text:span text:style-name="T8">.</text:span></text:p>
      <text:p text:style-name="P4"><text:span text:style-name="T8">El </text:span><text:span text:style-name="Strong_20_Emphasis"><text:span text:style-name="T37">cliente</text:span></text:span><text:span text:style-name="T8"> y el </text:span><text:span text:style-name="Strong_20_Emphasis"><text:span text:style-name="T37">SERVER</text:span></text:span><text:span text:style-name="T8"> usan </text:span><text:span text:style-name="Strong_20_Emphasis"><text:span text:style-name="T37">ASIMÉTRICO</text:span></text:span><text:span text:style-name="T8"> para establecer un </text:span><text:span text:style-name="Strong_20_Emphasis"><text:span text:style-name="T37">SECRETO COMPARTIDO</text:span></text:span><text:span text:style-name="T8">. --&gt; El tubo de transmisión de datos es </text:span><text:span text:style-name="Strong_20_Emphasis"><text:span text:style-name="T37">SIMÉTRICO</text:span></text:span><text:span text:style-name="T8">.</text:span></text:p>
      <text:p text:style-name="P4"><text:span text:style-name="T8">Se negocia una </text:span><text:span text:style-name="T37">clave principal de SESIÓN </text:span><text:span text:style-name="T8">y luego se negocia una </text:span><text:span text:style-name="T37">CLAVE </text:span><text:span text:style-name="T8">en que se </text:span><text:span text:style-name="T37">ENVIAN </text:span><text:span text:style-name="T8">los datos.</text:span></text:p>
      <text:p text:style-name="P9"><text:span text:style-name="T13">Tipos de Claves</text:span><text:span text:style-name="T11">: </text:span><text:span text:style-name="T21">PRIVADA</text:span><text:span text:style-name="T26"> → Secreto (RSA..) L'objectiu de la clau privada és que </text:span><text:span text:style-name="Strong_20_Emphasis"><text:span text:style-name="T21">NOMÉS</text:span></text:span><text:span text:style-name="T26"> la pot tenir </text:span><text:span text:style-name="Strong_20_Emphasis"><text:span text:style-name="T26">EL </text:span></text:span><text:span text:style-name="Strong_20_Emphasis"><text:span text:style-name="T21">PROPIETARI</text:span></text:span><text:span text:style-name="T26">./ </text:span><text:span text:style-name="T21">Pública</text:span><text:span text:style-name="T26"> → Certificados. L'objectiu de la clau pública és </text:span><text:span text:style-name="Strong_20_Emphasis"><text:span text:style-name="T32">PROPAGARLA</text:span></text:span><text:span text:style-name="T26">, quan més persones la coneguin, millor. / </text:span><text:span text:style-name="T21">Certificados</text:span><text:span text:style-name="T26"> → Avalada por entidad + sello. (Autoridad, Integridad + Verificación de legitimidad)</text:span></text:p>
      <text:p text:style-name="P5"><text:span text:style-name="T43">Formato ficheros</text:span>: <text:span text:style-name="T8">PEM – Formato ASCII Base64 (Cabe, pies) – DER → Binario.</text:span></text:p>
      <text:p text:style-name="P5"><text:span text:style-name="T43">Creación de Claves y Certificados</text:span>: <text:span text:style-name="T8">Claves → Certificados autofir // Petición a entidad certificación CA (Aval)</text:span></text:p>
      <text:p text:style-name="P7"><text:span text:style-name="T13">Modelo de confianza (Web of Trust)</text:span><text:span text:style-name="T11">: </text:span><text:span text:style-name="T26">Emisor y receptor → Nivel de confianza // Depende del receptor si confía mucho o poco en algún emisor. El emisor debe avalar un certificado válido por alguna entidad CA. Web of TRUST → El usuario es responsable de confiar o no con otros Certificados. Si varias personas confían en una persona → Confías automáticamente. PKI → Public Key Infraestructure – Confianza emisora o CA.</text:span></text:p>
      <text:p text:style-name="P5"><text:span text:style-name="T43">Elemde confianza</text:span>: <text:span text:style-name="T8">CA selfsigned – CA top – CA Delegada – Cadena de confianza – </text:span><text:span text:style-name="T44">Llavero</text:span><text:span text:style-name="T37"> </text:span><text:span text:style-name="T44">de</text:span><text:span text:style-name="T37"> </text:span><text:span text:style-name="T44">claves</text:span><text:span text:style-name="T37"> </text:span><text:span text:style-name="T8">→ Todas las claves se van acumulando (C Pub y C Priv) – </text:span><text:span text:style-name="T8">HASH → Fingerprints → Resumen de contraseña (MD5).</text:span></text:p>
      <text:p text:style-name="P5"><text:span text:style-name="T44">Firma</text:span><text:span text:style-name="T43"> </text:span><text:span text:style-name="T44">Híbrida</text:span>: <text:span text:style-name="T37">1</text:span><text:span text:style-name="T8">. Genera </text:span><text:span text:style-name="T44">HASH</text:span><text:span text:style-name="T37"> </text:span><text:span text:style-name="T8">– </text:span><text:span text:style-name="T37">2</text:span><text:span text:style-name="T8">. </text:span><text:span text:style-name="T44">Cifra</text:span><text:span text:style-name="T37"> C </text:span><text:span text:style-name="T44">Priv</text:span><text:span text:style-name="T37"> </text:span><text:span text:style-name="T44">Emisor</text:span><text:span text:style-name="T37"> </text:span><text:span text:style-name="T8">(</text:span><text:span text:style-name="T44">Resumen</text:span><text:span text:style-name="T8">). - </text:span><text:span text:style-name="T37">3</text:span><text:span text:style-name="T8">. Recep </text:span><text:span text:style-name="T44">calcula</text:span><text:span text:style-name="T37"> </text:span><text:span text:style-name="T44">el</text:span><text:span text:style-name="T37"> </text:span><text:span text:style-name="T44">HASH</text:span><text:span text:style-name="T37"> </text:span><text:span text:style-name="T8">y verifica. </text:span><text:span text:style-name="T37">4.</text:span><text:span text:style-name="T8"> El recep </text:span><text:span text:style-name="T37">DESCIFRA </text:span><text:span text:style-name="T8">el</text:span><text:span text:style-name="T37"> HASH</text:span><text:span text:style-name="T8"> → </text:span><text:span text:style-name="T44">Descifra</text:span><text:span text:style-name="T5"> </text:span><text:span text:style-name="T8">con </text:span><text:span text:style-name="T37">C Pub </text:span><text:span text:style-name="T8">del </text:span><text:span text:style-name="T37">EMISOR</text:span><text:span text:style-name="T8"> y obtiene el </text:span><text:span text:style-name="T44">RESUMEN</text:span><text:span text:style-name="T37"> </text:span><text:span text:style-name="T44">ORIGINAL</text:span><text:span text:style-name="T8">. </text:span><text:span text:style-name="T37">5. </text:span><text:span text:style-name="T8">Los dos </text:span><text:span text:style-name="T37">HASH </text:span><text:span text:style-name="T8">deben ser </text:span><text:span text:style-name="T37">IGUALES. </text:span><text:span text:style-name="T8">* </text:span><text:span text:style-name="T9">Garantiza la autenticación + integridad. → Sólo HASH.</text:span></text:p>
      <text:p text:style-name="P7"><text:span text:style-name="T14">Cifrado Híbrido</text:span><text:span text:style-name="T11">: </text:span><text:span text:style-name="T18">1.</text:span><text:span text:style-name="T27"> Mensaje se cifra con una </text:span><text:span text:style-name="T18">clave SIMÉTRICA </text:span><text:span text:style-name="T27">- </text:span><text:span text:style-name="T18">2.</text:span><text:span text:style-name="T27"> Se </text:span><text:span text:style-name="T18">Encripta la C Simétrica </text:span><text:span text:style-name="T27">con la </text:span><text:span text:style-name="T18">C Púb </text:span><text:span text:style-name="T27">del </text:span><text:span text:style-name="T17">Recep</text:span><text:span text:style-name="T27">. 3. La </text:span><text:span text:style-name="T17">clave</text:span><text:span text:style-name="T18"> </text:span><text:span text:style-name="T17">Simétrica</text:span><text:span text:style-name="T18"> </text:span><text:span text:style-name="T27">→</text:span><text:span text:style-name="T28"> Pasa a ser </text:span><text:span text:style-name="T16">SECRETO</text:span><text:span text:style-name="T19"> </text:span><text:span text:style-name="T16">COMPARTIDO</text:span><text:span text:style-name="T19">. 4. </text:span><text:span text:style-name="T16">Se</text:span><text:span text:style-name="T19"> </text:span><text:span text:style-name="T16">envía</text:span><text:span text:style-name="T19"> el </text:span><text:span text:style-name="T16">mensaje</text:span><text:span text:style-name="T19"> </text:span><text:span text:style-name="T16">cifrado</text:span><text:span text:style-name="T19"> (simétrico) y la </text:span><text:span text:style-name="T16">clave</text:span><text:span text:style-name="T19"> </text:span><text:span text:style-name="T16">de</text:span><text:span text:style-name="T19"> </text:span><text:span text:style-name="T16">cifrado</text:span><text:span text:style-name="T19"> (</text:span><text:span text:style-name="T16">asimétrico</text:span><text:span text:style-name="T19">). 5. </text:span><text:span text:style-name="T28">El recep </text:span><text:span text:style-name="T16">Desencripta</text:span><text:span text:style-name="T19"> </text:span><text:span text:style-name="T28">con su </text:span><text:span text:style-name="T19">C</text:span><text:span text:style-name="T19"> </text:span><text:span text:style-name="T16">Privada</text:span><text:span text:style-name="T19">. 6. </text:span><text:span text:style-name="T28">Una vez sabe cuál es el ‘</text:span><text:span text:style-name="T16">SECRETO</text:span><text:span text:style-name="T19"> </text:span><text:span text:style-name="T16">COMPARTIDO</text:span><text:span text:style-name="T28">’ puede pasar a </text:span><text:span text:style-name="T19">Descifrar</text:span><text:span text:style-name="T28"> el mensaje usando esta </text:span><text:span text:style-name="T16">Clave</text:span><text:span text:style-name="T19"> </text:span><text:span text:style-name="T16">Simétrica</text:span><text:span text:style-name="T19">. → </text:span><text:span text:style-name="T28">Cripto Simétrica → más rápido – Asimétrica → Envío del </text:span><text:span text:style-name="T16">Secreto Compartido</text:span><text:span text:style-name="T28"> , la clave que se usa realmente para </text:span><text:span text:style-name="T16">ENCRIPTAR</text:span><text:span text:style-name="T19"> → </text:span><text:span text:style-name="T16">SE LLAMAN CLAVES DE SESIÓN</text:span><text:span text:style-name="T19">.</text:span></text:p>
      <text:p text:style-name="P9"><text:span text:style-name="T15">Ejemplo Simétrica</text:span><text:span text:style-name="T11">: </text:span><text:span text:style-name="T29">Emi → Cifra: Msg + C Priv Emi// Rece → Descifra: Msg + C Priv Emi (Share) </text:span></text:p>
      <text:p text:style-name="P9"><text:span text:style-name="T15">Ejemplo Asimétrica</text:span><text:span text:style-name="T11">: </text:span><text:span text:style-name="T29">Emi → Cifra: Msg + C Pub Rece // Rece → Descifra: Msg + C Priv Rece</text:span></text:p>
      <text:p text:style-name="P2"><text:span text:style-name="T47">COMANDOS GPG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933222146672">
          <table:table-cell table:style-name="Table1.A1" office:value-type="string">
            <text:p text:style-name="P11">Gpg –gen-key</text:p>
          </table:table-cell>
          <table:table-cell table:style-name="Table1.A1" office:value-type="string">
            <text:p text:style-name="P16">Genera claves GPG</text:p>
          </table:table-cell>
          <table:table-cell table:style-name="Table1.A1" office:value-type="string">
            <text:p text:style-name="P11">gpg&gt;sign</text:p>
          </table:table-cell>
          <table:table-cell table:style-name="Table1.A1" office:value-type="string">
            <text:p text:style-name="P14">Gpg&gt;sign</text:p>
          </table:table-cell>
        </table:table-row>
        <table:table-row table:style-name="TableLine93933222146672">
          <table:table-cell table:style-name="Table1.A1" office:value-type="string">
            <text:p text:style-name="P11">gpg-full-generate-key</text:p>
          </table:table-cell>
          <table:table-cell table:style-name="Table1.A1" office:value-type="string">
            <text:p text:style-name="P16">Genera claves GPG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gpg --output /tmp/pere.gpg --export <text:a xlink:type="simple" xlink:href="mailto:pere@edt.org" text:style-name="Internet_20_link" text:visited-style-name="Visited_20_Internet_20_Link">pere@edt.org</text:a> →<text:span text:style-name="T50"> Binario – </text:span><text:span text:style-name="T51">Propaga </text:span></text:p>
          </table:table-cell>
        </table:table-row>
        <table:table-row table:style-name="TableLine93933222146672">
          <table:table-cell table:style-name="Table1.A1" office:value-type="string">
            <text:p text:style-name="P11">Gpg –gen-revoke</text:p>
          </table:table-cell>
          <table:table-cell table:style-name="Table1.A1" office:value-type="string">
            <text:p text:style-name="P16">Borra claves GPG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gpg --armor --output /tmp/pere.pem --export <text:a xlink:type="simple" xlink:href="mailto:pere@edt.or" text:style-name="Internet_20_link" text:visited-style-name="Visited_20_Internet_20_Link">pere@edt.or</text:a> →<text:span text:style-name="T50"> ASCI</text:span></text:p>
          </table:table-cell>
        </table:table-row>
        <table:table-row table:style-name="TableLine93933222146672">
          <table:table-cell table:style-name="Table1.A1" office:value-type="string">
            <text:p text:style-name="P11">Gpg –export [UID]</text:p>
          </table:table-cell>
          <table:table-cell table:style-name="Table1.A1" office:value-type="string">
            <text:p text:style-name="P16">Exporta claves GPG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5">Propaga clave Pública <text:span text:style-name="T1">2do</text:span></text:p>
          </table:table-cell>
        </table:table-row>
        <table:table-row table:style-name="TableLine93933222146672">
          <table:table-cell table:style-name="Table1.A1" office:value-type="string">
            <text:p text:style-name="P11">Gpg –list-keys</text:p>
          </table:table-cell>
          <table:table-cell table:style-name="Table1.A1" office:value-type="string">
            <text:p text:style-name="P17">Muestra claves 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5">gpg&gt;check</text:p>
          </table:table-cell>
        </table:table-row>
        <table:table-row table:style-name="TableLine93933222146672">
          <table:table-cell table:style-name="Table1.A1" office:value-type="string">
            <text:p text:style-name="P11">Gpg –fingerprint</text:p>
          </table:table-cell>
          <table:table-cell table:style-name="Table1.A1" office:value-type="string">
            <text:p text:style-name="P17">Muestra fingerprint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5">gpg&gt;list/toggle</text:p>
          </table:table-cell>
        </table:table-row>
        <table:table-row table:style-name="TableLine93933222146672">
          <table:table-cell table:style-name="Table1.A1" office:value-type="string">
            <text:p text:style-name="P11">Gpg –list-secret-keys</text:p>
          </table:table-cell>
          <table:table-cell table:style-name="Table1.A1" office:value-type="string">
            <text:p text:style-name="P17">Muestra Cl Privadas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5">Gpg&gt; trust : ultimate</text:p>
          </table:table-cell>
        </table:table-row>
        <table:table-row table:style-name="TableLine93933222146672">
          <table:table-cell table:style-name="Table1.A1" office:value-type="string">
            <text:p text:style-name="P11">Gpg –delete-key [UID]</text:p>
          </table:table-cell>
          <table:table-cell table:style-name="Table1.A1" office:value-type="string">
            <text:p text:style-name="P17">Borra claves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Line93933222146672">
          <table:table-cell table:style-name="Table1.A1" office:value-type="string">
            <text:p text:style-name="P11">Gpg –delete-secret-key</text:p>
          </table:table-cell>
          <table:table-cell table:style-name="Table1.A1" office:value-type="string">
            <text:p text:style-name="P17">Borra Cl Privadas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Line93933222146672">
          <table:table-cell table:style-name="Table1.A1" office:value-type="string">
            <text:p text:style-name="P11">Gpg –edit-key [UID]</text:p>
          </table:table-cell>
          <table:table-cell table:style-name="Table1.A1" office:value-type="string">
            <text:p text:style-name="P17">Edita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Line93933222146672">
          <table:table-cell table:style-name="Table1.A1" office:value-type="string">
            <text:p text:style-name="P13">Gpg -u UID</text:p>
          </table:table-cell>
          <table:table-cell table:style-name="Table1.A1" office:value-type="string">
            <text:p text:style-name="P17">Selecciona clave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Line93933222146672">
          <table:table-cell table:style-name="Table1.A1" office:value-type="string">
            <text:p text:style-name="P13">Gpg -r // --recipient</text:p>
          </table:table-cell>
          <table:table-cell table:style-name="Table1.A1" office:value-type="string">
            <text:p text:style-name="P17">CIFRA un fichero w clave (dest)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Line93933222146672">
          <table:table-cell table:style-name="Table1.A1" office:value-type="string">
            <text:p text:style-name="P13">Gpg -e [FICHERO]</text:p>
          </table:table-cell>
          <table:table-cell table:style-name="Table1.A1" office:value-type="string">
            <text:p text:style-name="P17">Encripta fichero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Line93933222146672">
          <table:table-cell table:style-name="Table1.A1" office:value-type="string">
            <text:p text:style-name="P13">Gpg -er [UID] [Fichero]</text:p>
          </table:table-cell>
          <table:table-cell table:style-name="Table1.A1" office:value-type="string">
            <text:p text:style-name="P17">Encripta fichero de alguna llave Pr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/>
          </table:table-cell>
        </table:table-row>
        <table:table-row table:style-name="TableLine93933222146672">
          <table:table-cell table:style-name="Table1.A1" office:value-type="string">
            <text:p text:style-name="P13">Gpg –armor // -a</text:p>
          </table:table-cell>
          <table:table-cell table:style-name="Table1.A1" office:value-type="string">
            <text:p text:style-name="P17">ASCII .pem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/>
          </table:table-cell>
        </table:table-row>
        <table:table-row table:style-name="TableLine93933222146672">
          <table:table-cell table:style-name="Table1.A1" office:value-type="string">
            <text:p text:style-name="P13">Gpg -a -er </text:p>
          </table:table-cell>
          <table:table-cell table:style-name="Table1.A1" office:value-type="string">
            <text:p text:style-name="P17">Con armor y recipient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/>
          </table:table-cell>
        </table:table-row>
        <table:table-row table:style-name="TableLine93933222146672">
          <table:table-cell table:style-name="Table1.A1" office:value-type="string">
            <text:p text:style-name="P13">Gpg -d // --decrypt</text:p>
          </table:table-cell>
          <table:table-cell table:style-name="Table1.A1" office:value-type="string">
            <text:p text:style-name="P17">Decripta salida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/>
          </table:table-cell>
        </table:table-row>
        <table:table-row table:style-name="TableLine93933222146672">
          <table:table-cell table:style-name="Table1.A1" office:value-type="string">
            <text:p text:style-name="P13">Gpg -d -o [Fichero]</text:p>
          </table:table-cell>
          <table:table-cell table:style-name="Table1.A1" office:value-type="string">
            <text:p text:style-name="P17">Decripta salida fichero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/>
          </table:table-cell>
        </table:table-row>
        <table:table-row table:style-name="TableLine93933222146672">
          <table:table-cell table:style-name="Table1.A1" office:value-type="string">
            <text:p text:style-name="P13">Gpg -s [Fichero]</text:p>
          </table:table-cell>
          <table:table-cell table:style-name="Table1.A1" office:value-type="string">
            <text:p text:style-name="P17">Firma con clave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/>
          </table:table-cell>
        </table:table-row>
        <table:table-row table:style-name="TableLine93933222146672">
          <table:table-cell table:style-name="Table1.A1" office:value-type="string">
            <text:p text:style-name="P13">Gpg –clearsign [Fichero]</text:p>
          </table:table-cell>
          <table:table-cell table:style-name="Table1.A1" office:value-type="string">
            <text:p text:style-name="P17">Firma formato ASCII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/>
          </table:table-cell>
        </table:table-row>
        <table:table-row table:style-name="TableLine93933222146672">
          <table:table-cell table:style-name="Table1.A1" office:value-type="string">
            <text:p text:style-name="P13">Gpg -b [Fichero]</text:p>
          </table:table-cell>
          <table:table-cell table:style-name="Table1.A1" office:value-type="string">
            <text:p text:style-name="P18">Detach sign. Binarios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/>
          </table:table-cell>
        </table:table-row>
        <table:table-row table:style-name="TableLine93933222146672">
          <table:table-cell table:style-name="Table1.A1" office:value-type="string">
            <text:p text:style-name="P14">Gpg -u [Remi] -r [Dest] –armor –sign –encrypt [fichero.pem]</text:p>
          </table:table-cell>
          <table:table-cell table:style-name="Table1.A1" office:value-type="string">
            <text:p text:style-name="P18">Encriptar con armor .pem y firma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/>
          </table:table-cell>
        </table:table-row>
      </table:table>
      <text:p text:style-name="P10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2598in" style:num-format="1" style:print-orientation="portrait" fo:margin-top="0.0398in" fo:margin-bottom="0.0398in" fo:margin-left="0.7874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15:43:56.490000000</meta:creation-date>
    <dc:date>2022-03-02T18:02:54.030165316</dc:date>
    <meta:editing-duration>PT6H49M14S</meta:editing-duration>
    <meta:editing-cycles>46</meta:editing-cycles>
    <meta:generator>LibreOffice/6.4.7.2$Linux_X86_64 LibreOffice_project/40$Build-2</meta:generator>
    <meta:document-statistic meta:table-count="1" meta:image-count="0" meta:object-count="0" meta:page-count="3" meta:paragraph-count="103" meta:word-count="1294" meta:character-count="7549" meta:non-whitespace-character-count="6355"/>
  </office:meta>
</office:document-meta>
</file>